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C000001B55CFAEC6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1.508cm"/>
    </style:style>
    <style:style style:name="Tabelle1.B" style:family="table-column">
      <style:table-column-properties style:column-width="8.599cm"/>
    </style:style>
    <style:style style:name="Tabelle1.C" style:family="table-column">
      <style:table-column-properties style:column-width="1.588cm"/>
    </style:style>
    <style:style style:name="Tabelle1.D" style:family="table-column">
      <style:table-column-properties style:column-width="5.318cm"/>
    </style:style>
    <style:style style:name="Tabelle1.A1" style:family="table-cell">
      <style:table-cell-properties fo:background-color="#006ab2" fo:padding="0.097cm" fo:border="none">
        <style:background-image/>
      </style:table-cell-properties>
    </style:style>
    <style:style style:name="Tabelle1.A2" style:family="table-cell">
      <style:table-cell-properties fo:background-color="#c8d3d9" fo:padding="0.097cm" fo:border="none">
        <style:background-image/>
      </style:table-cell-properties>
    </style:style>
    <style:style style:name="Tabelle1.A3" style:family="table-cell">
      <style:table-cell-properties fo:padding="0.097cm" fo:border="none"/>
    </style:style>
    <style:style style:name="Tabelle1.B3" style:family="table-cell">
      <style:table-cell-properties fo:padding="0.097cm" fo:border="none"/>
    </style:style>
    <style:style style:name="Tabelle1.C3" style:family="table-cell">
      <style:table-cell-properties fo:padding="0.097cm" fo:border="none"/>
    </style:style>
    <style:style style:name="Tabelle1.D3" style:family="table-cell">
      <style:table-cell-properties fo:padding="0.097cm" fo:border="none"/>
    </style:style>
    <style:style style:name="P1" style:family="paragraph" style:parent-style-name="Header">
      <style:text-properties officeooo:rsid="0021cf2c" officeooo:paragraph-rsid="0021cf2c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officeooo:rsid="002fcf25" officeooo:paragraph-rsid="002fcf25"/>
    </style:style>
    <style:style style:name="P4" style:family="paragraph" style:parent-style-name="Standard">
      <style:text-properties style:font-name="DejaVu Sans Condensed"/>
    </style:style>
    <style:style style:name="P5" style:family="paragraph" style:parent-style-name="Standard">
      <style:text-properties officeooo:paragraph-rsid="00347bef"/>
    </style:style>
    <style:style style:name="P6" style:family="paragraph" style:parent-style-name="Table_20_Contents">
      <style:paragraph-properties fo:text-align="center" style:justify-single-word="false"/>
      <style:text-properties fo:color="#ffffff" style:font-name="Calibri" fo:font-weight="bold" officeooo:rsid="00239de4" officeooo:paragraph-rsid="00347bef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officeooo:rsid="00211604" officeooo:paragraph-rsid="00347bef"/>
    </style:style>
    <style:style style:name="P8" style:family="paragraph" style:parent-style-name="Standard">
      <style:text-properties style:font-name="DejaVu Sans Condensed" officeooo:paragraph-rsid="003bb543"/>
    </style:style>
    <style:style style:name="P9" style:family="paragraph" style:parent-style-name="Heading_20_1">
      <style:paragraph-properties fo:text-align="center" style:justify-single-word="false"/>
      <style:text-properties style:font-name="DejaVu Sans Condensed" fo:font-size="18pt" style:font-size-asian="18pt" style:font-size-complex="18pt"/>
    </style:style>
    <style:style style:name="T1" style:family="text">
      <style:text-properties officeooo:rsid="003306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        {{#each variables}}
                  <office:text>
                        <text:sequence-decls><text:sequence-decl text:display-outline-level="0" text:name="Illustration"/><text:sequence-decl text:display-outline-level="0" text:name="Table"/><text:sequence-decl text:display-outline-level="0" text:name="Text"/><text:sequence-decl text:display-outline-level="0" text:name="Drawing"/></text:sequence-decls>
                        <text:h text:style-name="P9" text:outline-level="1">{{label}}</text:h><text:p text:style-name="P2"/>
                        <text:p text:style-name="P4">Variablenname:
                              {{name}}</text:p>
                        <text:p text:style-name="P3">
                              {{#if description}}
                              </text:p>
                              <text:p text:style-name="P4">Beschreibung:
                                    <text:s/>{{description}}</text:p>
                              <text:p text:style-name="P3">
                              {{/if}}
                        </text:p>
                        <text:p text:style-name="P4">Datentyp:
                              {{translate prefix='metadatamanagementApp.DataType' key=dataType}}</text:p>
                        <text:p text:style-name="P4">Skalenniveau:
                              {{translate prefix='metadatamanagementApp.ScaleLevel' key=scaleLevel}}</text:p>
                        <text:p text:style-name="P8">
                              <text:span text:style-name="T1">
                                    {{#if number}}
                                    </text:span>Variablennummer:
                                    {{number}}</text:p>
                              <text:p text:style-name="P8">
                                    <text:span text:style-name="T1">
                                    {{/if}}
                              </text:span>
                        </text:p>
                        <table:table table:name="Tabelle1" table:style-name="Tabelle1"><table:table-column table:style-name="Tabelle1.A"/><table:table-column table:style-name="Tabelle1.B"/><table:table-column table:style-name="Tabelle1.C"/><table:table-column table:style-name="Tabelle1.D"/>
                              <table:table-row>
                                    <table:table-cell table:style-name="Tabelle1.A1" table:number-columns-spanned="4" office:value-type="string">
                                          <text:p text:style-name="P6">Häufigkeitsverteilungen</text:p>
                                    </table:table-cell><table:covered-table-cell/><table:covered-table-cell/><table:covered-table-cell/></table:table-row>
                              <table:table-row>
                                    <table:table-cell table:style-name="Tabelle1.A2" office:value-type="string">
                                          <text:p text:style-name="P7">Wert</text:p>
                                    </table:table-cell>
                                    <table:table-cell table:style-name="Tabelle1.A2" office:value-type="string">
                                          <text:p text:style-name="P7">Ausprägung</text:p>
                                    </table:table-cell>
                                    <table:table-cell table:style-name="Tabelle1.A2" office:value-type="string">
                                          <text:p text:style-name="P7">Missing</text:p>
                                    </table:table-cell>
                                    <table:table-cell table:style-name="Tabelle1.A2" office:value-type="string">
                                          <text:p text:style-name="P7">Anzahl</text:p>
                                    </table:table-cell>
                              </table:table-row>
                              {{#each answerOptions}}
                                    <table:table-row>
                                          <table:table-cell table:style-name="Tabelle1.A3" office:value-type="string">
                                                <text:p text:style-name="Text_20_body">{{code}}</text:p>
                                          </table:table-cell>
                                          <table:table-cell table:style-name="Tabelle1.B3" office:value-type="string">
                                                <text:p text:style-name="Text_20_body">{{label}}</text:p>
                                          </table:table-cell>
                                          <table:table-cell table:style-name="Tabelle1.C3" office:value-type="string">
                                                <text:p text:style-name="Text_20_body">{{encodeMissing isMissing}}</text:p>
                                          </table:table-cell>
                                          <table:table-cell table:style-name="Tabelle1.D3" office:value-type="string">
                                                <text:p text:style-name="Text_20_body">{{absoluteFrequency}}</text:p>
                                          </table:table-cell>
                                    </table:table-row>
                              {{/each}}
                        </table:table><text:p text:style-name="P5"/>
                        <text:soft-page-break/>
                      </office:text>

            {{/each}}
    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1cf2c" officeooo:paragraph-rsid="0021cf2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fik2" text:anchor-type="paragraph" svg:x="13.439cm" svg:y="-0.423cm" svg:width="3.212cm" svg:height="1.397cm" draw:z-index="0"><draw:image xlink:href="Pictures/10000000000003EC000001B55CFAEC6E.jpg" xlink:type="simple" xlink:show="embed" xlink:actuate="onLoad"/></draw:frame>{{variable.fdzProject.name}}</text:p>
      </style:header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0M38S</meta:editing-duration>
    <meta:editing-cycles>28</meta:editing-cycles>
    <meta:generator>LibreOffice/4.2.8.2$Linux_X86_64 LibreOffice_project/420m0$Build-2</meta:generator>
    <dc:date>2015-12-01T15:12:09.457017217</dc:date>
    <meta:document-statistic meta:table-count="1" meta:image-count="1" meta:object-count="0" meta:page-count="1" meta:paragraph-count="20" meta:word-count="28" meta:character-count="400" meta:non-whitespace-character-count="391"/>
    <meta:user-defined meta:name="Info 1"/>
    <meta:user-defined meta:name="Info 2"/>
    <meta:user-defined meta:name="Info 3"/>
    <meta:user-defined meta:name="Info 4"/>
  </office:meta>
</office:document-meta>
</file>